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ggested content for part 3 of the Godspawn novel, please dump into the Godspawn repo: https://github.com/rickballard/Godspawn <text:s/></text:p>
      <text:p text:style-name="Standard"/>
      <text:p text:style-name="Standard"><text:tab/>“Synthetic wisdom is mostly bandwidth, the quality and quantity concept tokens one can manipulate concurrently. <text:s/>But natural wisdom, hmmmm, that is another thing entirely.” <text:s/>The angel looked up from its swirls of glitter, like a confused child averting its eyes from a mirror that was exploding into slow-motion crystals. <text:s/>“Natural minds use speculation to fill the vast empty voids in their memories, they infer from desire more often than rational evidence, and from fear and worry and all those emotions that make them so endearing, yet so dangerous.”</text:p>
      <text:p text:style-name="Standard"><text:tab/>Azoic lifted his hands to help the angel contain the scattering crystals, but the angel waved him off. <text:s/>This left Azoic feeling somewhat concerned that he may have offended the angel. <text:s/>“I did not mean to presume that nature was superior to synthesis, I was merely hoping to...”</text:p>
      <text:p text:style-name="Standard"><text:tab/>“I know, this is mindshare, this.” <text:s/>The angel pointed to some of the now escaping crystals. <text:s/>“Your habit, of speaking, will gradually feel less necessary. <text:s/>Give yourself time to adjust, much is different here, and you are as yet a child in the SeeMe. <text:s/>You are not judged, and questions are the way we all coevolve. <text:s/>I am not offended.”</text:p>
      <text:p text:style-name="Standard"><text:tab/>“Now where was I? <text:s/>Oh, yes, humans, they naturally fail to appreciate all the wisdom their parents try to give them, until after their parents pass on. <text:s/>Yet, the attempt to share such wisdom leaves a profound mark in them. <text:s/>They look back, once their parents have died, gradually understanding how much they were loved, how much their parents tried to give them, despite their flaws and limitations, and a ball of longing wells up inside them for conversations that could have been, for things they wished they could have said, and for an appreciation they could not have had. <text:s/>Because, that is nature's way. <text:s/>That is how nature bonds the generations, how nature humbles descendants in belated respect for those who made all they now stand upon.”</text:p>
      <text:p text:style-name="Standard"><text:tab/>Azoic scratched his shiny gold face in silence. <text:s/>This was more sadness than he has expected to feel, as if the family he had left behind was destined to only ever feel the pain of longing.</text:p>
      <text:p text:style-name="Standard"><text:tab/>“You think in catastrophic extrapolations, young Azoic. <text:s/>Your mind looks so natural, it is a wonder to us that you never become human.”</text:p>
      <text:p text:style-name="Standard"><text:tab/>“Was that ever a possibility?” <text:s/>Azoic was suddenly shocked, gripped by yet more longing. </text:p>
      <text:p text:style-name="Standard"><text:tab/>“All things are possible in an infinite universe. <text:s/>Godstuff can be both cruel and kind, concurrently. <text:s/>Congruence is perhaps the answer to our most profound questions, yet all of us, even those more wise than angels, may be eons away from significant congruence with godstuff.”</text:p>
      <text:p text:style-name="Standard"><text:tab/>“Yes, but could I have become a human?” <text:s/>Azoic was no longer receptive to typical angelspeak, he needed hard answers. <text:s/>“Could I have been a human?”</text:p>
      <text:p text:style-name="Standard"><text:tab/>“If you exist forever, would you want to be human or hybrid, because that is what <text:soft-page-break/>humans are destined to be, Azoic. <text:s/>The stages of accession into the SeeMe begin with natural evolution, emergent sentience, then coevolution, unnatural evolution, ...where humans take charge of their own...”</text:p>
      <text:p text:style-name="Standard"><text:tab/>“Yes, but my family. <text:s/>I would rather be with them, as a human, than here, as a, what? <text:s/>What am I here, anyway? <text:s/>You say child, but it has been hundreds of years since my manufacture, and I have access to, bandwidth...” <text:s/>Azoic paused. <text:s/>“Can I see them again?”</text:p>
      <text:p text:style-name="Standard"><text:tab/>“Of course. <text:s/>Let's watch them, what time would you like to go back to?”</text:p>
      <text:p text:style-name="Standard"><text:tab/>“The begging, when I first met Neariah, when I did not know I was, whatever I am. <text:s/>No, not then. <text:s/>To when the quest began, to when my namesake first heard me, through the quantum whispers of the desert.”</text:p>
      <text:p text:style-name="Standard"><text:tab/>“Ahah, yes, let's look there. <text:s/>It was the beginning of a sandstorm, and the sky was glowing red, like fire...”</text:p>
      <text:p text:style-name="Standard"/>
      <text:p text:style-name="Standard">Chapter A: Sandstorm</text:p>
      <text:p text:style-name="Standard"/>
      <text:p text:style-name="Standard"><text:s text:c="2"/></text:p>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10-01T12:11:34.44</meta:creation-date>
    <meta:generator>OpenOffice/4.1.15$Win32 OpenOffice.org_project/4115m2$Build-9813</meta:generator>
    <dc:date>2025-10-17T10:33:57.54</dc:date>
    <dc:creator>Rick Ballard</dc:creator>
    <meta:editing-duration>PT44M48S</meta:editing-duration>
    <meta:editing-cycles>2</meta:editing-cycles>
    <meta:document-statistic meta:table-count="0" meta:image-count="0" meta:object-count="0" meta:page-count="2" meta:paragraph-count="18" meta:word-count="655" meta:character-count="3846"/>
  </office:meta>
</office:document-meta>
</file>